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paragraph-rsid="000930f1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0pt" fo:font-weight="normal" officeooo:rsid="000930f1" officeooo:paragraph-rsid="000930f1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rsid="000930f1" officeooo:paragraph-rsid="0017d9ae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bold" officeooo:rsid="000930f1" officeooo:paragraph-rsid="000930f1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solid" style:text-underline-width="auto" style:text-underline-color="font-color" fo:font-weight="bold" officeooo:rsid="000dad23" officeooo:paragraph-rsid="000dad23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officeooo:rsid="000dad23" officeooo:paragraph-rsid="00123aed" style:font-size-asian="8.75pt" style:font-weight-asian="bol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officeooo:rsid="00101b66" officeooo:paragraph-rsid="000dad23" style:font-size-asian="8.75pt" style:font-weight-asian="bold" style:font-size-complex="10pt" style:font-weight-complex="bold"/>
    </style:style>
    <style:style style:name="P8" style:family="paragraph" style:parent-style-name="Standard">
      <style:text-properties fo:font-size="10pt" style:text-underline-style="none" fo:font-weight="bold" officeooo:rsid="000930f1" officeooo:paragraph-rsid="000930f1" style:font-size-asian="8.75pt" style:font-weight-asian="bold" style:font-size-complex="10pt" style:font-weight-complex="bold"/>
    </style:style>
    <style:style style:name="P9" style:family="paragraph" style:parent-style-name="Standard">
      <style:text-properties fo:font-size="10pt" style:text-underline-style="none" fo:font-weight="bold" officeooo:rsid="000976ad" officeooo:paragraph-rsid="000976ad" style:font-size-asian="8.75pt" style:font-weight-asian="bold" style:font-size-complex="10pt" style:font-weight-complex="bold"/>
    </style:style>
    <style:style style:name="P10" style:family="paragraph" style:parent-style-name="Standard">
      <style:text-properties fo:font-size="10pt" style:text-underline-style="none" fo:font-weight="bold" officeooo:rsid="000bdf1b" officeooo:paragraph-rsid="000bdf1b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0pt" style:text-underline-style="none" fo:font-weight="bold" officeooo:rsid="000bdf1b" officeooo:paragraph-rsid="000dad23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style:text-underline-style="none" fo:font-weight="bold" officeooo:rsid="000bdf1b" officeooo:paragraph-rsid="001043d9" style:font-size-asian="8.75pt" style:font-weight-asian="bold" style:font-size-complex="10pt" style:font-weight-complex="bold"/>
    </style:style>
    <style:style style:name="P13" style:family="paragraph" style:parent-style-name="Standard">
      <style:text-properties fo:font-size="10pt" style:text-underline-style="none" fo:font-weight="bold" officeooo:rsid="000bdf1b" officeooo:paragraph-rsid="00123aed" style:font-size-asian="8.75pt" style:font-weight-asian="bold" style:font-size-complex="10pt" style:font-weight-complex="bold"/>
    </style:style>
    <style:style style:name="P14" style:family="paragraph" style:parent-style-name="Standard">
      <style:text-properties fo:font-size="10pt" style:text-underline-style="none" fo:font-weight="bold" officeooo:rsid="000bdf1b" officeooo:paragraph-rsid="00142f6f" style:font-size-asian="8.75pt" style:font-weight-asian="bold" style:font-size-complex="10pt" style:font-weight-complex="bold"/>
    </style:style>
    <style:style style:name="P15" style:family="paragraph" style:parent-style-name="Standard">
      <style:text-properties fo:font-size="10pt" style:text-underline-style="none" fo:font-weight="bold" officeooo:rsid="000bdf1b" officeooo:paragraph-rsid="001614a2" style:font-size-asian="8.75pt" style:font-weight-asian="bold" style:font-size-complex="10pt" style:font-weight-complex="bold"/>
    </style:style>
    <style:style style:name="P16" style:family="paragraph" style:parent-style-name="Standard">
      <style:text-properties fo:font-size="10pt" style:text-underline-style="none" fo:font-weight="normal" officeooo:rsid="000930f1" officeooo:paragraph-rsid="000976ad" style:font-size-asian="8.75pt" style:font-weight-asian="normal" style:font-size-complex="10pt" style:font-weight-complex="normal"/>
    </style:style>
    <style:style style:name="T1" style:family="text">
      <style:text-properties style:font-name="serif"/>
    </style:style>
    <style:style style:name="T2" style:family="text">
      <style:text-properties style:font-name="serif" fo:font-weight="bold" style:font-weight-asian="bold" style:font-weight-complex="bold"/>
    </style:style>
    <style:style style:name="T3" style:family="text">
      <style:text-properties style:font-name="serif" style:text-underline-style="solid" style:text-underline-width="auto" style:text-underline-color="font-color"/>
    </style:style>
    <style:style style:name="T4" style:family="text">
      <style:text-properties style:font-name="serif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serif" style:text-underline-style="solid" style:text-underline-width="auto" style:text-underline-color="font-color" fo:font-weight="normal" officeooo:rsid="000930f1" style:font-weight-asian="normal" style:font-weight-complex="normal"/>
    </style:style>
    <style:style style:name="T6" style:family="text">
      <style:text-properties style:font-name="serif" style:text-underline-style="solid" style:text-underline-width="auto" style:text-underline-color="font-color" officeooo:rsid="000930f1"/>
    </style:style>
    <style:style style:name="T7" style:family="text">
      <style:text-properties style:font-name="serif" style:text-underline-style="none"/>
    </style:style>
    <style:style style:name="T8" style:family="text">
      <style:text-properties style:font-name="serif" style:text-underline-style="none" fo:font-weight="normal" style:font-weight-asian="normal" style:font-weight-complex="normal"/>
    </style:style>
    <style:style style:name="T9" style:family="text">
      <style:text-properties style:font-name="serif" style:text-underline-style="none" fo:font-weight="normal" officeooo:rsid="000a6839" style:font-weight-asian="normal" style:font-weight-complex="normal"/>
    </style:style>
    <style:style style:name="T10" style:family="text">
      <style:text-properties style:font-name="serif" style:text-underline-style="none" fo:font-weight="normal" officeooo:rsid="000930f1" style:font-weight-asian="normal" style:font-weight-complex="normal"/>
    </style:style>
    <style:style style:name="T11" style:family="text">
      <style:text-properties style:font-name="serif" style:text-underline-style="none" fo:font-weight="bold" style:font-weight-asian="bold" style:font-weight-complex="bold"/>
    </style:style>
    <style:style style:name="T12" style:family="text">
      <style:text-properties style:font-name="serif" style:text-underline-style="none" officeooo:rsid="000930f1"/>
    </style:style>
    <style:style style:name="T13" style:family="text">
      <style:text-properties style:font-name="serif" officeooo:rsid="000a6839"/>
    </style:style>
    <style:style style:name="T14" style:family="text">
      <style:text-properties style:font-name="serif" fo:font-weight="normal" style:font-weight-asian="normal" style:font-weight-complex="normal"/>
    </style:style>
    <style:style style:name="T15" style:family="text">
      <style:text-properties style:font-name="serif" fo:font-weight="normal" officeooo:rsid="000930f1" style:font-weight-asian="normal" style:font-weight-complex="normal"/>
    </style:style>
    <style:style style:name="T16" style:family="text">
      <style:text-properties style:font-name="serif" officeooo:rsid="000930f1"/>
    </style:style>
    <style:style style:name="T17" style:family="text">
      <style:text-properties style:font-name="serif" officeooo:rsid="00101b66"/>
    </style:style>
    <style:style style:name="T18" style:family="text">
      <style:text-properties style:font-name="sans-seri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a peluquería desea llevar el control de sus empleadas </text:span><text:span text:style-name="T18">y </text:span><text:span text:style-name="T1">de sus clientes así como losservicios que se prestan. Se desea almacenar la siguiente información: </text:span></text:p>
      <text:p text:style-name="P1"><text:span text:style-name="T1"/></text:p>
      <text:p text:style-name="P1">• <text:span text:style-name="T1">Empleadas: DNI, Nombre, Especialidad (Masaje, Corte, Color, Manicuras, Rulos, etc.)</text:span></text:p>
      <text:p text:style-name="P1">• <text:span text:style-name="T1">Clientes: Datos personales (DNI, Nombre, Teléfono)</text:span></text:p>
      <text:p text:style-name="P1">• <text:span text:style-name="T1">Servicios prestados: Qué empleada atendió a qué cliente, </text:span><text:span text:style-name="T18">y </text:span><text:span text:style-name="T1">qué tipo de servicio le prestó en qué fecha </text:span><text:span text:style-name="T18">y </text:span><text:span text:style-name="T1">hora. De los diferentes servicios que ofrece la peluquería tendremos para cada uno el precio que se le cobra al cliente.</text:span></text:p>
      <text:p text:style-name="P1">• <text:span text:style-name="T1">Citas: Fecha </text:span><text:span text:style-name="T18">y </text:span><text:span text:style-name="T1">Hora en la que se cita al cliente.</text:span></text:p>
      <text:p text:style-name="P1">• <text:span text:style-name="T1">Ventas de cosméticos: tendremos que almacenar todos los productos que vendemos con el precio unitario y la cantidad que tenemos en el almacén. También almacenaremos que empleada vende un producto, a que cliente, la fecha, hora y el precio que se le cobra. </text:span></text:p>
      <text:p text:style-name="P1"><text:span text:style-name="T1"/></text:p>
      <text:p text:style-name="P4"><text:span text:style-name="T1">1FN</text:span></text:p>
      <text:p text:style-name="P3"><text:span text:style-name="T4">codVenta</text:span><text:span text:style-name="T7">, </text:span><text:span text:style-name="T4">codServicio</text:span><text:span text:style-name="T7">, </text:span><text:span text:style-name="T4">codArticulo</text:span><text:span text:style-name="T7">, </text:span><text:span text:style-name="T4">codCita</text:span><text:span text:style-name="T7">, </text:span><text:span text:style-name="T1">dniEmpleada, nombreEmpleada, codEspecialidad, descripcionEspecialidad, dniCliente, nombreCliente, tlfCliente, </text:span><text:span text:style-name="T17">codTipoServicio, </text:span><text:span text:style-name="T13">descripcionServicio, </text:span><text:span text:style-name="T1">fechaHoraServicio, precioServicio,</text:span><text:span text:style-name="T7"> </text:span><text:span text:style-name="T1">fechaHoraCita, descripcionArticulo, precioUnitario, cantidadAlmacen, fechaHoraVenta, precioVenta</text:span></text:p>
      <text:p text:style-name="P2"><text:span text:style-name="T1"/></text:p>
      <text:p text:style-name="P8"><text:span text:style-name="T1">2FN</text:span></text:p>
      <text:p text:style-name="P5"><text:span text:style-name="T10"/></text:p>
      <text:p text:style-name="P7"><text:span text:style-name="T10"/></text:p>
      <text:p text:style-name="P16"><text:span text:style-name="T1"/></text:p>
      <text:p text:style-name="P9"><text:span text:style-name="T1">3FN</text:span></text:p>
      <text:p text:style-name="P14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35:42.179000000</meta:creation-date>
    <dc:date>2020-02-06T14:12:45.083000000</dc:date>
    <meta:editing-duration>PT36M57S</meta:editing-duration>
    <meta:editing-cycles>1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0" meta:word-count="164" meta:character-count="1163" meta:non-whitespace-character-count="1007"/>
  </office:meta>
</office:document-meta>
</file>